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Ubuntu" fo:font-size="11pt" officeooo:paragraph-rsid="000d53c9" style:font-size-asian="11pt" style:font-size-complex="11pt"/>
    </style:style>
    <style:style style:name="P2" style:family="paragraph" style:parent-style-name="Standard">
      <style:paragraph-properties fo:line-height="115%" fo:text-align="start" style:justify-single-word="false"/>
      <style:text-properties style:font-name="Ubuntu" fo:font-size="11pt" officeooo:paragraph-rsid="000b8166" style:font-size-asian="11pt" style:font-size-complex="11pt"/>
    </style:style>
    <style:style style:name="P3" style:family="paragraph" style:parent-style-name="Standard">
      <style:paragraph-properties fo:line-height="115%" fo:text-align="start" style:justify-single-word="false"/>
      <style:text-properties style:font-name="Ubuntu" fo:font-size="11pt" officeooo:paragraph-rsid="000fd8f7" style:font-size-asian="11pt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Ubuntu" fo:font-size="11pt" officeooo:rsid="000add45" officeooo:paragraph-rsid="000fd8f7" style:font-size-asian="11pt" style:font-size-complex="11pt"/>
    </style:style>
    <style:style style:name="P5" style:family="paragraph" style:parent-style-name="Standard">
      <style:paragraph-properties fo:line-height="115%" fo:text-align="start" style:justify-single-word="false"/>
      <style:text-properties style:font-name="Ubuntu" fo:font-size="11pt" officeooo:rsid="000b8166" officeooo:paragraph-rsid="000fd8f7" style:font-size-asian="11pt" style:font-size-complex="11pt"/>
    </style:style>
    <style:style style:name="P6" style:family="paragraph" style:parent-style-name="Standard">
      <style:paragraph-properties fo:line-height="115%" fo:text-align="start" style:justify-single-word="false"/>
      <style:text-properties style:font-name="Ubuntu" fo:font-size="14pt" fo:font-weight="bold" officeooo:paragraph-rsid="000ca8cf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font-name="Ubuntu" fo:font-size="11pt" officeooo:rsid="000ca8cf" officeooo:paragraph-rsid="000fd8f7" style:font-size-asian="11pt" style:font-size-complex="11pt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font-name="Ubuntu" fo:font-size="11pt" fo:font-style="italic" officeooo:rsid="000d53c9" officeooo:paragraph-rsid="000d53c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line-height="115%" fo:text-align="start" style:justify-single-word="false"/>
      <style:text-properties fo:color="#000000" style:font-name="Ubuntu" fo:font-size="11pt" fo:font-style="normal" officeooo:rsid="000d53c9" officeooo:paragraph-rsid="000d53c9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line-height="115%" fo:text-align="start" style:justify-single-word="false"/>
      <style:text-properties officeooo:paragraph-rsid="000ca8cf"/>
    </style:style>
    <style:style style:name="P11" style:family="paragraph" style:parent-style-name="Standard">
      <style:paragraph-properties fo:line-height="115%" fo:text-align="start" style:justify-single-word="false"/>
      <style:text-properties fo:font-size="11pt" officeooo:paragraph-rsid="000fd8f7" style:font-size-asian="11pt" style:font-size-complex="11pt"/>
    </style:style>
    <style:style style:name="T1" style:family="text">
      <style:text-properties officeooo:rsid="000a006b"/>
    </style:style>
    <style:style style:name="T2" style:family="text">
      <style:text-properties style:text-underline-style="none" fo:font-weight="bold" officeooo:rsid="000add45" style:font-weight-asian="bold" style:font-weight-complex="bold"/>
    </style:style>
    <style:style style:name="T3" style:family="text">
      <style:text-properties style:text-underline-style="none" fo:font-weight="bold" officeooo:rsid="000a006b" style:font-weight-asian="bold" style:font-weight-complex="bold"/>
    </style:style>
    <style:style style:name="T4" style:family="text">
      <style:text-properties style:font-name="Ubuntu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style:font-name="Ubuntu" fo:font-size="10pt" officeooo:rsid="000b8166" style:font-size-asian="10pt" style:font-size-complex="10pt"/>
    </style:style>
    <style:style style:name="T7" style:family="text">
      <style:text-properties style:font-name="Ubuntu" officeooo:rsid="000b8166"/>
    </style:style>
    <style:style style:name="T8" style:family="text">
      <style:text-properties officeooo:rsid="000add45"/>
    </style:style>
    <style:style style:name="T9" style:family="text">
      <style:text-properties fo:color="#c9211e"/>
    </style:style>
    <style:style style:name="T10" style:family="text">
      <style:text-properties fo:color="#c9211e" style:font-name="Ubuntu" officeooo:rsid="000b8166"/>
    </style:style>
    <style:style style:name="T11" style:family="text">
      <style:text-properties fo:color="#c9211e" officeooo:rsid="000add45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10pt" fo:font-style="italic" officeooo:rsid="000a006b" style:font-size-asian="10pt" style:font-style-asian="italic" style:font-size-complex="10pt" style:font-style-complex="italic"/>
    </style:style>
    <style:style style:name="T14" style:family="text">
      <style:text-properties fo:font-size="10pt" fo:font-style="italic" officeooo:rsid="000add45" style:font-size-asian="10pt" style:font-style-asian="italic" style:font-size-complex="10pt" style:font-style-complex="italic"/>
    </style:style>
    <style:style style:name="T15" style:family="text">
      <style:text-properties fo:color="#2a6099" officeooo:rsid="000b8166"/>
    </style:style>
    <style:style style:name="T16" style:family="text">
      <style:text-properties fo:color="#2a6099" officeooo:rsid="000ca8cf"/>
    </style:style>
    <style:style style:name="T17" style:family="text">
      <style:text-properties fo:color="#000000" fo:font-size="12pt" fo:font-style="normal" officeooo:rsid="000ca8cf" style:font-size-asian="10.5pt" style:font-style-asian="normal" style:font-size-complex="12pt" style:font-style-complex="normal"/>
    </style:style>
    <style:style style:name="T18" style:family="text">
      <style:text-properties fo:color="#000000" fo:font-size="12pt" fo:font-style="normal" officeooo:rsid="000d53c9" style:font-size-asian="10.5pt" style:font-style-asian="normal" style:font-size-complex="12pt" style:font-style-complex="normal"/>
    </style:style>
    <style:style style:name="T19" style:family="text">
      <style:text-properties fo:color="#000000" fo:font-size="12pt" fo:font-style="normal" officeooo:rsid="000d53c9" style:font-size-asian="12pt" style:font-style-asian="normal" style:font-size-complex="12pt" style:font-style-complex="normal"/>
    </style:style>
    <style:style style:name="T20" style:family="text">
      <style:text-properties fo:color="#000000" fo:font-size="10pt" fo:font-style="italic" officeooo:rsid="000ca8cf" style:font-size-asian="10pt" style:font-style-asian="italic" style:font-size-complex="10pt" style:font-style-complex="italic"/>
    </style:style>
    <style:style style:name="T21" style:family="text">
      <style:text-properties fo:color="#000000" fo:font-size="10pt" fo:font-style="italic" officeooo:rsid="000d53c9" style:font-size-asian="10pt" style:font-style-asian="italic" style:font-size-complex="10pt" style:font-style-complex="italic"/>
    </style:style>
    <style:style style:name="T22" style:family="text">
      <style:text-properties fo:color="#000000" fo:font-size="10pt" fo:font-style="italic" fo:font-weight="normal" officeooo:rsid="000d53c9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fo:font-size="10pt" fo:font-style="italic" style:text-underline-style="solid" style:text-underline-width="auto" style:text-underline-color="font-color" fo:font-weight="normal" officeooo:rsid="000d53c9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fo:font-style="normal" officeooo:rsid="000ca8cf" style:font-style-asian="normal" style:font-style-complex="normal"/>
    </style:style>
    <style:style style:name="T25" style:family="text">
      <style:text-properties fo:color="#000000" fo:font-style="normal" officeooo:rsid="000d53c9" style:font-style-asian="normal" style:font-style-complex="normal"/>
    </style:style>
    <style:style style:name="T26" style:family="text">
      <style:text-properties fo:color="#000000" fo:font-style="italic" officeooo:rsid="000ca8cf" style:font-style-asian="italic" style:font-style-complex="italic"/>
    </style:style>
    <style:style style:name="T27" style:family="text">
      <style:text-properties fo:color="#000000" fo:font-style="italic" officeooo:rsid="000d53c9" style:font-style-asian="italic" style:font-style-complex="italic"/>
    </style:style>
    <style:style style:name="T28" style:family="text">
      <style:text-properties fo:color="#000000" fo:font-style="italic" fo:font-weight="normal" officeooo:rsid="000d53c9" style:font-style-asian="italic" style:font-weight-asian="normal" style:font-style-complex="italic" style:font-weight-complex="normal"/>
    </style:style>
    <style:style style:name="T29" style:family="text">
      <style:text-properties fo:color="#000000" style:font-name="Ubuntu" fo:font-size="11pt" fo:font-style="normal" officeooo:rsid="000fd8f7" style:font-size-asian="11pt" style:font-style-asian="normal" style:font-size-complex="11pt" style:font-style-complex="normal"/>
    </style:style>
    <style:style style:name="T30" style:family="text">
      <style:text-properties fo:color="#000000" style:font-name="Ubuntu" fo:font-size="11pt" fo:font-style="normal" officeooo:rsid="000ca8cf" style:font-size-asian="11pt" style:font-style-asian="normal" style:font-size-complex="11pt" style:font-style-complex="normal"/>
    </style:style>
    <style:style style:name="T31" style:family="text">
      <style:text-properties fo:color="#000000" style:font-name="Ubuntu" fo:font-size="11pt" fo:font-style="italic" officeooo:rsid="000ca8cf" style:font-size-asian="11pt" style:font-style-asian="italic" style:font-size-complex="11pt" style:font-style-complex="italic"/>
    </style:style>
    <style:style style:name="T32" style:family="text">
      <style:text-properties fo:color="#000000" style:font-name="Ubuntu" fo:font-size="10pt" fo:font-style="italic" officeooo:rsid="000ca8cf" style:font-size-asian="10pt" style:font-style-asian="italic" style:font-size-complex="10pt" style:font-style-complex="italic"/>
    </style:style>
    <style:style style:name="T33" style:family="text">
      <style:text-properties fo:color="#000000" style:font-name="Ubuntu" officeooo:rsid="000ca8cf"/>
    </style:style>
    <style:style style:name="T34" style:family="text">
      <style:text-properties fo:color="#000000" officeooo:rsid="000ca8cf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officeooo:rsid="000a006b" style:font-style-asian="italic" style:font-style-complex="italic"/>
    </style:style>
    <style:style style:name="T37" style:family="text">
      <style:text-properties fo:font-style="italic" officeooo:rsid="000add45" style:font-style-asian="italic" style:font-style-complex="italic"/>
    </style:style>
    <style:style style:name="T38" style:family="text">
      <style:text-properties officeooo:rsid="000fd8f7"/>
    </style:style>
    <style:style style:name="T39" style:family="text">
      <style:text-properties fo:color="#3465a4"/>
    </style:style>
    <style:style style:name="T40" style:family="text">
      <style:text-properties fo:color="#3465a4" style:font-name="Ubuntu" fo:font-size="11pt" fo:font-style="italic" officeooo:rsid="000ca8cf" style:font-size-asian="11pt" style:font-style-asian="italic" style:font-size-complex="11pt" style:font-style-complex="italic"/>
    </style:style>
    <style:style style:name="T41" style:family="text">
      <style:text-properties fo:color="#3465a4" style:font-name="Ubuntu" fo:font-size="10pt" fo:font-style="italic" officeooo:rsid="000ca8cf" style:font-size-asian="10pt" style:font-style-asian="italic" style:font-size-complex="10pt" style:font-style-complex="italic"/>
    </style:style>
    <style:style style:name="T42" style:family="text">
      <style:text-properties fo:color="#3465a4" style:font-name="Ubuntu" officeooo:rsid="000b8166"/>
    </style:style>
    <style:style style:name="T43" style:family="text">
      <style:text-properties fo:color="#3465a4" fo:font-style="italic" style:font-style-asian="italic" style:font-style-complex="italic"/>
    </style:style>
    <style:style style:name="T44" style:family="text">
      <style:text-properties fo:color="#3465a4" fo:font-style="italic" officeooo:rsid="000d53c9" style:font-style-asian="italic" style:font-style-complex="italic"/>
    </style:style>
    <style:style style:name="T45" style:family="text">
      <style:text-properties fo:color="#3465a4" fo:font-style="italic" officeooo:rsid="000a006b" style:font-style-asian="italic" style:font-style-complex="italic"/>
    </style:style>
    <style:style style:name="T46" style:family="text">
      <style:text-properties fo:color="#3465a4" fo:font-style="italic" officeooo:rsid="000add45" style:font-style-asian="italic" style:font-style-complex="italic"/>
    </style:style>
    <style:style style:name="T47" style:family="text">
      <style:text-properties fo:color="#3465a4" fo:font-size="10pt" fo:font-style="italic" style:font-size-asian="10pt" style:font-style-asian="italic" style:font-size-complex="10pt" style:font-style-complex="italic"/>
    </style:style>
    <style:style style:name="T48" style:family="text">
      <style:text-properties fo:color="#3465a4" fo:font-size="10pt" fo:font-style="italic" officeooo:rsid="000d53c9" style:font-size-asian="10pt" style:font-style-asian="italic" style:font-size-complex="10pt" style:font-style-complex="italic"/>
    </style:style>
    <style:style style:name="T49" style:family="text">
      <style:text-properties fo:color="#3465a4" fo:font-size="10pt" fo:font-style="italic" officeooo:rsid="000a006b" style:font-size-asian="10pt" style:font-style-asian="italic" style:font-size-complex="10pt" style:font-style-complex="italic"/>
    </style:style>
    <style:style style:name="T50" style:family="text">
      <style:text-properties fo:color="#3465a4" fo:font-size="10pt" fo:font-style="italic" officeooo:rsid="000add45" style:font-size-asian="10pt" style:font-style-asian="italic" style:font-size-complex="10pt" style:font-style-complex="italic"/>
    </style:style>
    <style:style style:name="T51" style:family="text">
      <style:text-properties fo:color="#3465a4" fo:font-size="10pt" fo:font-style="italic" fo:font-weight="normal" officeooo:rsid="000d53c9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3465a4" officeooo:rsid="000add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6">WSKAŹNIKI DO SKŁADNIKÓW KLAS</text:span></text:p>
      <text:p text:style-name="P7">• Zwykłemu wskaźnikowi można przypisać konkretne miejsce w pamięci – wskaźnikowi do składnika klasy nie.</text:p>
      <text:p text:style-name="P7">• Aby odwołać się do składnika klasy <text:span text:style-name="T38">wskazujemy na obiekt:</text:span><text:line-break/><text:line-break/><text:span text:style-name="T47">mojaKlasa *wsk;</text:span><text:span text:style-name="T12"><text:line-break/></text:span><text:span text:style-name="T47">wsk = &amp;mojobiekt; <text:tab/></text:span><text:span text:style-name="T12">//klasy mojaKlasa<text:line-break/></text:span><text:span text:style-name="T47">wsk → skladnik; </text:span><text:span text:style-name="T43"><text:tab/><text:tab/></text:span><text:span text:style-name="T35">/</text:span><text:span text:style-name="T12">/odwołanie się do składnika</text:span><text:span text:style-name="T35"><text:line-break/></text:span></text:p>
      <text:p text:style-name="P10"><text:span text:style-name="T29">lub tworzymy</text:span><text:span text:style-name="T30"> wskaźnik </text:span><text:span text:style-name="T29">wprost</text:span><text:span text:style-name="T30"> do składnika klasy np.:<text:line-break/><text:line-break/></text:span><text:span text:style-name="T41">double jakasKlasa:: *wsk; </text:span><text:span text:style-name="T40"><text:tab/></text:span><text:span text:style-name="T32">//wskaźnik typu double – będzie wskazywał na pole typu double<text:line-break/></text:span><text:span text:style-name="T41">wsk = &amp;jakasKlasa::jakisSkladnik; <text:tab/></text:span><text:span text:style-name="T32">//jakisSkladnik jest typu double</text:span><text:span text:style-name="T30"><text:line-break/></text:span></text:p>
      <text:p text:style-name="P1"><text:span text:style-name="T24">Aby wyświetlić co jest pod tym wskaźnikie</text:span><text:span text:style-name="T25">m potrzebujemy obiektu przede wszystkim. Następnie piszemy tak:<text:line-break/><text:line-break/></text:span><text:span text:style-name="T48">cout &lt;&lt; obiekt.*wsk_na_skladnik;</text:span><text:span text:style-name="T21"> </text:span><text:span text:style-name="T27"><text:line-break/><text:line-break/></text:span><text:span text:style-name="T25">lub poprzez wskaźnik na obiekt:</text:span><text:span text:style-name="T27"><text:line-break/><text:line-break/></text:span><text:span text:style-name="T48">mojaKlasa *wsk_na_obiekt = &amp;obiekt;<text:line-break/>cout &lt;&lt; wsk_na_obiekt → *wsk_na_skladnik;</text:span><text:span text:style-name="T24"><text:line-break/></text:span></text:p>
      <text:p text:style-name="P1"><text:span text:style-name="T25">Można również tworzyć wskaźniki na metody np.:<text:line-break/><text:line-break/></text:span><text:span text:style-name="T51">double (mojaKlasa:: *wskFun)();<text:line-break/>wskFun = &amp;mojaKlasa::jakasFunkcja; </text:span><text:span text:style-name="T22"><text:s text:c="5"/>//wybieramy funkcje na którą chcemy wskazać, </text:span><text:span text:style-name="T23">bez nawiasów.</text:span><text:span text:style-name="T28"><text:line-break/></text:span></text:p>
      <text:p text:style-name="P1"><text:span text:style-name="T25">Metodę na którą wskazuje taki wskaźnik uruchamia się na rzecz konkretnego obiektu:<text:line-break/><text:line-break/></text:span><text:span text:style-name="T48">(mojObiekt.*wskFun)();</text:span></text:p>
      <text:p text:style-name="P8"/>
      <text:p text:style-name="P9">Wszystko to co powyżej możemy zrobić dla tablicy analogicznie.</text:p>
      <text:p text:style-name="P1"><text:span text:style-name="T24"><text:line-break/></text:span><text:line-break/><text:span text:style-name="T15">POLIMORFIZM</text:span></text:p>
      <text:p text:style-name="P2"><text:span text:style-name="T1">Mechanizm polimorfizmu pozwala nam np. na skonstruowanie funkcji globalnej, przyjmującej jako argument obiekt klasy podstawowej, wywołać ją wtedy możemy podając jako argument obiekt </text:span><text:span text:style-name="T3">jakiejkolwiek </text:span><text:span text:style-name="T1">klasy pochodnej np.:<text:line-break/><text:line-break/></text:span><text:span text:style-name="T49">void fun(figura &amp;f){<text:line-break/> <text:tab/>cout &lt;&lt; f.Pole(); //</text:span><text:span text:style-name="T50">Pole – virtual<text:line-break/></text:span><text:span text:style-name="T49">}<text:line-break/></text:span><text:span text:style-name="T50">i</text:span><text:span text:style-name="T49">nt main(){<text:line-break/> <text:tab/>fun(new trojkat); //ta sama funkcje<text:line-break/> <text:tab/>fun(new kwadrat);<text:line-break/>}<text:line-break/><text:line-break/></text:span></text:p>
      <text:p text:style-name="P3"><text:soft-page-break/><text:span text:style-name="T34">• </text:span><text:span text:style-name="T8">Polimorfizm działa dla parametrów przekazywanych przez wskaźnik lub referencję, </text:span><text:span text:style-name="T2">nie działa</text:span><text:span text:style-name="T8"> dla wartości.</text:span></text:p>
      <text:p text:style-name="P3"><text:span text:style-name="T34">• </text:span>Gdy polimorfizm działa do pracy ruszają metody klas pochodnych, gdy nie działa - metoda klasy podstawowej.</text:p>
      <text:p text:style-name="P3"><text:span text:style-name="T34">• </text:span>Metoda wirtualna nie może być typu <text:span text:style-name="T39">static.</text:span></text:p>
      <text:p text:style-name="P3"><text:span text:style-name="T34">• </text:span><text:span text:style-name="T8">W przypadku funkcji wirtualnych decyzja o powiązaniu wywołania (po ludzku – dla jakiego obiektu ma się wykonać metoda) będzie podejmowana dopiero na etapie wykonywania programu (</text:span><text:span text:style-name="T52">late binding</text:span><text:span text:style-name="T8">).</text:span></text:p>
      <text:p text:style-name="P4"><text:span text:style-name="T34">• </text:span>Jeśli wewnątrz konstruktora klasy podstawowej jest wywołanie metody wirtualnej, to uruchomiona zostanie jej wersja z klasy podstawowej.</text:p>
      <text:p text:style-name="P11"><text:span text:style-name="T33">• </text:span><text:span text:style-name="T7">Gdy klasa definiuje choćby jedną metodę wirtualną, to wówczas nie można zdefiniować żadnego obiektu tej klasy – nazywamy ją wtedy abstrakcyjną.<text:line-break/></text:span><text:span text:style-name="T33">• </text:span><text:span text:style-name="T4">Klasa abstrakcyjna to jakby „niedokończona” klasa. Dokończenie jej jest dopiero realizowane przez jej klasy pochodne.</text:span></text:p>
      <text:p text:style-name="P11"><text:span text:style-name="T33">• </text:span><text:span text:style-name="T7">Jeżeli klasa ma metodę wirtualną, to jej konstruktor również deklarujemy jako </text:span><text:span text:style-name="T42">virtual.</text:span><text:span text:style-name="T7"> </text:span></text:p>
      <text:p text:style-name="P5"><text:span text:style-name="T34">• </text:span>Niemożliwe jest skonstruowanie wirtualnego konstruktora!</text:p>
      <text:p text:style-name="P5"><text:span text:style-name="T34">• </text:span>Gdy tworzymy wskaźnik lub referencję – konstruktor nie jest wywoływan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6:14:55.508586225</meta:creation-date>
    <dc:date>2020-06-04T14:20:33.149219742</dc:date>
    <meta:editing-duration>PT1H1M4S</meta:editing-duration>
    <meta:editing-cycles>2</meta:editing-cycles>
    <meta:generator>LibreOffice/6.4.3.2$Linux_X86_64 LibreOffice_project/40$Build-2</meta:generator>
    <meta:document-statistic meta:table-count="0" meta:image-count="0" meta:object-count="0" meta:page-count="2" meta:paragraph-count="19" meta:word-count="340" meta:character-count="2540" meta:non-whitespace-character-count="2179"/>
  </office:meta>
</office:document-meta>
</file>